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Chat Application Sample: </text:p>
      <text:p text:style-name="Preformatted_20_Text"/>
      <text:p text:style-name="Preformatted_20_Text"/>
      <text:p text:style-name="Preformatted_20_Text">Leverages Mean.JS...</text:p>
      <text:p text:style-name="Preformatted_20_Text"/>
      <text:p text:style-name="Preformatted_20_Text">MongoDB, a NoSQL database</text:p>
      <text:p text:style-name="Preformatted_20_Text">Express.js, a web applications framework</text:p>
      <text:p text:style-name="Preformatted_20_Text">Angular.js, a JavaScript MVC framework for web apps</text:p>
      <text:p text:style-name="Preformatted_20_Text">Node.js, a software platform for scalable server-side and networking applications</text:p>
      <text:p text:style-name="Preformatted_20_Text"/>
      <text:p text:style-name="Preformatted_20_Text">Building initial Application stack from scratch:</text:p>
      <text:p text:style-name="Preformatted_20_Text"/>
      <text:p text:style-name="Preformatted_20_Text">Generate application stack using Yoeman MEAN.JS generator (http://meanjs.org/generator.html):</text:p>
      <text:p text:style-name="Preformatted_20_Text"><text:s text:c="2"/>npm install -g generator-meanjs</text:p>
      <text:p text:style-name="Preformatted_20_Text"><text:s text:c="2"/>yo meanjs</text:p>
      <text:p text:style-name="Preformatted_20_Text"><text:s text:c="2"/></text:p>
      <text:p text:style-name="Preformatted_20_Text">Created models, views and controllers for Room and Message History data using MEAN.JS generator .</text:p>
      <text:p text:style-name="Preformatted_20_Text"><text:s text:c="2"/>yo meanjs:crud-module RoomMessages</text:p>
      <text:p text:style-name="Preformatted_20_Text"><text:s text:c="2"/>yo meanjs:crud-module Rooms</text:p>
      <text:p text:style-name="Preformatted_20_Text"/>
      <text:p text:style-name="Preformatted_20_Text">The stack initially provides a facility to login and view/edit/delete the CRUD records. Facebook, Twitter, and Google+ login strategies are provided. However, they are unused at this time (See Known Bug section).</text:p>
      <text:p text:style-name="Preformatted_20_Text"/>
      <text:p text:style-name="Preformatted_20_Text"/>
      <text:p text:style-name="Preformatted_20_Text"/>
      <text:p text:style-name="Preformatted_20_Text"/>
      <text:p text:style-name="Preformatted_20_Text"/>
      <text:p text:style-name="Preformatted_20_Text">Running the application:</text:p>
      <text:p text:style-name="Preformatted_20_Text"/>
      <text:p text:style-name="Preformatted_20_Text">Prerequisites:</text:p>
      <text:p text:style-name="Preformatted_20_Text"/>
      <text:p text:style-name="Preformatted_20_Text">Install the following globally:</text:p>
      <text:p text:style-name="Preformatted_20_Text"><text:s text:c="2"/>npm: Download installer from http://npmjs.org/</text:p>
      <text:p text:style-name="Preformatted_20_Text"><text:s text:c="2"/>Node.JS: Download installer from http://nodejs.org/</text:p>
      <text:p text:style-name="Preformatted_20_Text"><text:s text:c="2"/>MondoDB: Download installer from http://www.mongodb.org/downloads</text:p>
      <text:p text:style-name="Preformatted_20_Text"><text:s text:c="2"/>Grunt: npm install -g grunt</text:p>
      <text:p text:style-name="Preformatted_20_Text"><text:s text:c="2"/>Grunt: npm install -g grunt-cli used to build, preview and test a project, employing tasks curated by yoeman and grunt-contrib</text:p>
      <text:p text:style-name="Preformatted_20_Text"><text:s text:c="2"/>Bower: npm install -g bower – dependency management</text:p>
      <text:p text:style-name="Preformatted_20_Text"><text:s text:c="2"/>Yoeman: npm install -g yo</text:p>
      <text:p text:style-name="Preformatted_20_Text"><text:s text:c="3"/></text:p>
      <text:p text:style-name="Preformatted_20_Text"><text:s text:c="2"/>npm install -g generator-meanjs</text:p>
      <text:p text:style-name="Preformatted_20_Text"><text:s text:c="2"/>yo meanjs</text:p>
      <text:p text:style-name="Preformatted_20_Text"/>
      <text:p text:style-name="Preformatted_20_Text"><text:s text:c="2"/>socket.io: npm install socket.io --save</text:p>
      <text:p text:style-name="Preformatted_20_Text"><text:s text:c="2"/>socket.io component for AngularJS : bower install angular-socket-io --sav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
      <text:p text:style-name="Preformatted_20_Text"><text:s text:c="2"/>User, Message History and Rooms saved to MongoDB via Mongoose</text:p>
      <text:p text:style-name="Preformatted_20_Text"/>
      <text:p text:style-name="Preformatted_20_Text"/>
      <text:p text:style-name="Preformatted_20_Text"/>
      <text:p text:style-name="Preformatted_20_Text"/>
      <text:p text:style-name="Preformatted_20_Text"/>
      <text:p text:style-name="Preformatted_20_Text">Usage:</text:p>
      <text:p text:style-name="Preformatted_20_Text"/>
      <text:p text:style-name="Preformatted_20_Text"><text:s text:c="2"/>Download CS-575-900_Assignment3_KeithAubin.zip. Extract to any directory {EXTRACTDIR} and extract the archive.</text:p>
      <text:p text:style-name="Preformatted_20_Text"><text:s text:c="2"/>open command prompt or shell, CD to {EXTRACTDIR}</text:p>
      <text:p text:style-name="Preformatted_20_Text"><text:s text:c="2"/>Command Prompt or : </text:p>
      <text:p text:style-name="Preformatted_20_Text"/>
      <text:p text:style-name="Preformatted_20_Text"/>
      <text:p text:style-name="Preformatted_20_Text"><text:s text:c="2"/></text:p>
      <text:p text:style-name="Preformatted_20_Text"><text:s text:c="2"/>Chat Commands:</text:p>
      <text:p text:style-name="Preformatted_20_Text"><text:s text:c="4"/>/nick [yourNewNick] </text:p>
      <text:p text:style-name="Preformatted_20_Text"><text:s text:c="4"/>/whisper [yourNick] </text:p>
      <text:p text:style-name="Preformatted_20_Text"><text:s text:c="5"/></text:p>
      <text:p text:style-name="Preformatted_20_Text"/>
      <text:p text:style-name="Preformatted_20_Text"/>
      <text:p text:style-name="Preformatted_20_Text"/>
      <text:p text:style-name="Preformatted_20_Text"/>
      <text:p text:style-name="Preformatted_20_Text">Directives: allow you to extend HTML to answer the needs of web applications. Directories let you specify how your page should be structured for the data available.</text:p>
      <text:p text:style-name="Preformatted_20_Text"/>
      <text:p text:style-name="Preformatted_20_Text">Data Binding: allow defining the binding between the data in the scope and the content of the views</text:p>
      <text:p text:style-name="Preformatted_20_Text"/>
      <text:p text:style-name="Preformatted_20_Text">Filters: allow modifying the way data is displayed</text:p>
      <text:p text:style-name="Preformatted_20_Text"/>
      <text:p text:style-name="Preformatted_20_Text">Partial Views: used specifically in single page applications</text:p>
      <text:p text:style-name="Preformatted_20_Text"/>
      <text:p text:style-name="Preformatted_20_Text">Modules: apps are structured in modules that can depend on other modules and can contain controllers, services, directives and filters.</text:p>
      <text:p text:style-name="Preformatted_20_Text"/>
      <text:p text:style-name="Preformatted_20_Text">Controllers contain the application behavior. Controllers populated the scope with all the necessary data for the view. Using proper separation of concerns, controllers should never contain anything related to the DOM.</text:p>
      <text:p text:style-name="Preformatted_20_Text"/>
      <text:p text:style-name="Preformatted_20_Text">Scope: is used to link the controllers and the views to which they are bound</text:p>
      <text:p text:style-name="Preformatted_20_Text"/>
      <text:p text:style-name="Preformatted_20_Text">Services: allow reusing code that should be abstracted from controller. Services can be injected in controllers or in other services.</text:p>
      <text:p text:style-name="Preformatted_20_Text"/>
      <text:p text:style-name="Preformatted_20_Text">Dependency injections: retrieves some elements of the application that should be configured with the module will be loaded</text:p>
      <text:p text:style-name="Preformatted_20_Text"/>
      <text:p text:style-name="Preformatted_20_Text">Events: $ #broadcast and #emit</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oft-page-break/></text:p>
      <text:p text:style-name="Preformatted_20_Text"/>
      <text:p text:style-name="Preformatted_20_Text">References (first 8 were most useful):</text:p>
      <text:p text:style-name="Preformatted_20_Text"/>
      <text:p text:style-name="Preformatted_20_Text">http://socket.io/get-started/chat/</text:p>
      <text:p text:style-name="Preformatted_20_Text">http://vexxhost.com/blog/mean-socket-io-integration-tutorial/</text:p>
      <text:p text:style-name="Preformatted_20_Text">http://www.html5rocks.com/en/tutorials/frameworks/angular-websockets/</text:p>
      <text:p text:style-name="Preformatted_20_Text">http://smithamilli.com/tutorials/</text:p>
      <text:p text:style-name="Preformatted_20_Text">http://blogs.msdn.com/b/brunoterkaly/archive/2012/02/22/node-js-socket-programming-with-c-and-javascript.aspx</text:p>
      <text:p text:style-name="Preformatted_20_Text">http://blogs.msdn.com/b/brunoterkaly/archive/2012/02/28/node-js-a-chat-server-written-in-node-and-a-client-app-written-in-c.aspx</text:p>
      <text:p text:style-name="Preformatted_20_Text">http://gonzalo123.com/category/technology/socket-io/</text:p>
      <text:p text:style-name="Preformatted_20_Text">http://www.slideshare.net/simonaclapan/the-mean-stack-so-calcodecamp-june-29th-2014</text:p>
      <text:p text:style-name="Preformatted_20_Text">http://www.adevedo.com/content/why-use-angularjs-very-short-introduction</text:p>
      <text:p text:style-name="Preformatted_20_Text">http://bluefletch.com/blog/why-mean-js-matters-to-enterprise/</text:p>
      <text:p text:style-name="Preformatted_20_Text">https://badwing.com/my-gruntfile-js-an-example-gruntfile-and-my-workflow/</text:p>
      <text:p text:style-name="Preformatted_20_Text">Curran Kelleher: https://github.com/curran/screencasts, https://www.youtube.com/playlist?list=PL9yYRbwpkyktAZaphR2UfeYpgNGnIqjs9</text:p>
      <text:p text:style-name="Preformatted_20_Text">LearnCode.academy: https://www.youtube.com/channel/UCVTlvUkGslCV_h-nSAId8Sw</text:p>
      <text:p text:style-name="Preformatted_20_Text">Angularjs Tutorial for Beginners - learn Angular.js using UI-Router: https://www.youtube.com/watch?v=QETUuZ27N0w&amp;index=1&amp;list=PLoYCgNOIyGAApoDfJHjmMgGNlYenKg5jO</text:p>
      <text:p text:style-name="Preformatted_20_Text">http://www.sitepoint.com/building-chat-app-node-webkit-firebase-angularjs/</text:p>
      <text:p text:style-name="Preformatted_20_Text">http://blogs.msdn.com/b/cdndevs/archive/2014/09/04/node-js-tutorial-series-a-chatroom-for-all-part-1-introduction-to-node.aspx</text:p>
      <text:p text:style-name="Preformatted_20_Text">http://robdodson.me/blog/2012/06/04/deploying-your-first-node-dot-js-and-socket-dot-io-app-to-heroku/</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RUN LOCALLY</text:p>
      <text:p text:style-name="Preformatted_20_Text"/>
      <text:p text:style-name="Preformatted_20_Text"/>
      <text:p text:style-name="Preformatted_20_Text"/>
      <text:p text:style-name="Preformatted_20_Text"/>
      <text:p text:style-name="Preformatted_20_Text"/>
      <text:p text:style-name="Preformatted_20_Text">Deploy to heroku</text:p>
      <text:p text:style-name="Preformatted_20_Text"><text:s text:c="2"/>https://dashboard-next.heroku.com/apps</text:p>
      <text:p text:style-name="Preformatted_20_Text"/>
      <text:p text:style-name="Preformatted_20_Text"/>
      <text:p text:style-name="Preformatted_20_Text">Chat Appliction Deployment steps:</text:p>
      <text:p text:style-name="Preformatted_20_Text"/>
      <text:p text:style-name="Preformatted_20_Text"><text:s/>Run the application locally:</text:p>
      <text:p text:style-name="Preformatted_20_Text"><text:s text:c="3"/></text:p>
      <text:p text:style-name="Preformatted_20_Text"><text:s text:c="3"/>Open shell or command prompt, traverse to {EXTRACTED_DIR}\ChatApplication</text:p>
      <text:p text:style-name="Preformatted_20_Text"/>
      <text:p text:style-name="Preformatted_20_Text"><text:s text:c="3"/>Install dependencies:</text:p>
      <text:p text:style-name="Preformatted_20_Text"><text:s text:c="5"/>grunt install</text:p>
      <text:p text:style-name="Preformatted_20_Text"/>
      <text:p text:style-name="Preformatted_20_Text"><text:s text:c="3"/>To run application locally:</text:p>
      <text:p text:style-name="Preformatted_20_Text"><text:s text:c="5"/>grunt</text:p>
      <text:p text:style-name="Preformatted_20_Text"/>
      <text:p text:style-name="Preformatted_20_Text"><text:soft-page-break/><text:s text:c="3"/>Open a web browser to http://localhost:3000</text:p>
      <text:p text:style-name="Preformatted_20_Text"/>
      <text:p text:style-name="Preformatted_20_Text"><text:s text:c="3"/>Click Sign Up (upper right corner), enter information for your user, Click Sign Up. Application will bring you to the MEAN.JS entry page.</text:p>
      <text:p text:style-name="Preformatted_20_Text"/>
      <text:p text:style-name="Preformatted_20_Text"/>
      <text:p text:style-name="Preformatted_20_Text"/>
      <text:p text:style-name="Preformatted_20_Text"><text:s/>To run application via Heroku: {{REPLACE WITH URL}}</text:p>
      <text:p text:style-name="Preformatted_20_Text"/>
      <text:p text:style-name="Preformatted_20_Text"/>
      <text:p text:style-name="Preformatted_20_Text"/>
      <text:p text:style-name="Preformatted_20_Text"/>
      <text:p text:style-name="Preformatted_20_Text"/>
      <text:p text:style-name="Preformatted_20_Text">Set up the MongoDB environment:</text:p>
      <text:p text:style-name="Preformatted_20_Text"><text:s text:c="2"/>C:\Program Files\MongoDB\bin\mongod.exe --dbpath C:\Windows\Temp\MongoDb</text:p>
      <text:p text:style-name="Preformatted_20_Text">Start MongoDB:</text:p>
      <text:p text:style-name="Preformatted_20_Text"><text:s text:c="2"/>C:\Program Files\MongoDB\bin\mongod.exe</text:p>
      <text:p text:style-name="Preformatted_20_Text">Start App: </text:p>
      <text:p text:style-name="Preformatted_20_Text"><text:s text:c="2"/></text:p>
      <text:p text:style-name="Preformatted_20_Text">Web App address: http://localhost:3000/</text:p>
      <text:p text:style-name="Preformatted_20_Text"/>
      <text:p text:style-name="Preformatted_20_Text">View History Database: http://localhost:3000/roommessages</text:p>
      <text:p text:style-name="Preformatted_20_Text">View Room Database: http://localhost:3000/roo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 meta:paragraph-count="91" meta:word-count="530" meta:character-count="5174"/>
    <meta:generator>OpenOffice/4.0.0$Win32 OpenOffice.org_project/400m3$Build-9702</meta:generator>
  </office:meta>
</office:document-meta>
</file>